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C000000391EF8C3117EA80A31.png" manifest:media-type="image/png"/>
  <manifest:file-entry manifest:full-path="Pictures/10000000000000270000005A588B8F7A14AA4D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bc6" officeooo:paragraph-rsid="00117bc6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0.219cm" svg:y="6.429cm" svg:width="0.741cm" svg:height="1.508cm" draw:z-index="2"><draw:image xlink:href="Pictures/100000000000001C000000391EF8C3117EA80A31.png" xlink:type="simple" xlink:show="embed" xlink:actuate="onLoad"/></draw:frame><draw:frame draw:style-name="fr1" draw:name="Grafik2" text:anchor-type="paragraph" svg:x="14.85cm" svg:y="6.376cm" svg:width="0.741cm" svg:height="1.508cm" draw:z-index="3"><draw:image xlink:href="Pictures/100000000000001C000000391EF8C3117EA80A31.png" xlink:type="simple" xlink:show="embed" xlink:actuate="onLoad"/></draw:frame><draw:frame draw:style-name="fr1" draw:name="Grafik3" text:anchor-type="paragraph" svg:x="14.706cm" svg:y="3.228cm" svg:width="1.032cm" svg:height="2.381cm" draw:z-index="17"><draw:image xlink:href="Pictures/10000000000000270000005A588B8F7A14AA4D62.png" xlink:type="simple" xlink:show="embed" xlink:actuate="onLoad"/></draw:frame><draw:frame draw:style-name="fr1" draw:name="Grafik4" text:anchor-type="paragraph" svg:x="14.811cm" svg:y="9.102cm" svg:width="1.032cm" svg:height="2.381cm" draw:z-index="18"><draw:image xlink:href="Pictures/10000000000000270000005A588B8F7A14AA4D62.png" xlink:type="simple" xlink:show="embed" xlink:actuate="onLoad"/></draw:frame><draw:frame text:anchor-type="paragraph" draw:z-index="1" draw:style-name="gr2" draw:text-style-name="P3" svg:width="3.308cm" svg:height="1.403cm" svg:x="6.299cm" svg:y="4.433cm"><draw:text-box><text:p><text:span text:style-name="T1">Chat</text:span></text:p></draw:text-box></draw:frame><draw:frame text:anchor-type="paragraph" draw:z-index="4" draw:style-name="gr3" draw:text-style-name="P4" svg:width="1.879cm" svg:height="0.768cm" svg:x="0.161cm" svg:y="8.137cm"><draw:text-box><text:p>User</text:p></draw:text-box></draw:frame><draw:frame text:anchor-type="paragraph" draw:z-index="5" draw:style-name="gr3" draw:text-style-name="P4" svg:width="1.879cm" svg:height="0.768cm" svg:x="14.85cm" svg:y="8.042cm"><draw:text-box><text:p>User</text:p></draw:text-box></draw:frame><draw:line text:anchor-type="paragraph" draw:z-index="6" draw:style-name="gr4" draw:text-style-name="P5" svg:x1="1.192cm" svg:y1="7.264cm" svg:x2="5.187cm" svg:y2="7.264cm"><text:p/></draw:line><draw:ellipse text:anchor-type="paragraph" draw:z-index="7" draw:style-name="gr1" draw:text-style-name="P2" svg:width="2.832cm" svg:height="1.297cm" svg:x="5.188cm" svg:y="6.602cm"><text:p/></draw:ellipse><draw:ellipse text:anchor-type="paragraph" draw:z-index="8" draw:style-name="gr1" draw:text-style-name="P2" svg:width="2.832cm" svg:height="1.297cm" svg:x="9.421cm" svg:y="4.909cm"><text:p/></draw:ellipse><draw:frame text:anchor-type="paragraph" draw:z-index="9" draw:style-name="gr5" draw:text-style-name="P6" svg:width="3.255cm" svg:height="1.43cm" svg:x="5.717cm" svg:y="6.787cm"><draw:text-box><text:p><text:span text:style-name="T2">Write chat </text:span></text:p><text:p><text:span text:style-name="T2">message</text:span></text:p></draw:text-box></draw:frame><draw:ellipse text:anchor-type="paragraph" draw:z-index="10" draw:style-name="gr1" draw:text-style-name="P2" svg:width="2.832cm" svg:height="1.297cm" svg:x="9.474cm" svg:y="7.396cm"><text:p/></draw:ellipse><draw:line text:anchor-type="paragraph" draw:z-index="11" draw:style-name="gr4" draw:text-style-name="P7" svg:x1="8.918cm" svg:y1="5.438cm" svg:x2="8.918cm" svg:y2="8.084cm"><text:p/></draw:line><draw:line text:anchor-type="paragraph" draw:z-index="12" draw:style-name="gr4" draw:text-style-name="P5" svg:x1="8.918cm" svg:y1="8.084cm" svg:x2="9.474cm" svg:y2="8.084cm"><text:p/></draw:line><draw:line text:anchor-type="paragraph" draw:z-index="13" draw:style-name="gr4" draw:text-style-name="P7" svg:x1="8.865cm" svg:y1="5.438cm" svg:x2="9.423cm" svg:y2="5.438cm"><text:p/></draw:line><draw:line text:anchor-type="paragraph" draw:z-index="14" draw:style-name="gr6" draw:text-style-name="P7" svg:x1="8.019cm" svg:y1="7.158cm" svg:x2="8.973cm" svg:y2="7.158cm"><text:p/></draw:line><draw:frame text:anchor-type="paragraph" draw:z-index="15" draw:style-name="gr5" draw:text-style-name="P6" svg:width="3.255cm" svg:height="1.43cm" svg:x="9.95cm" svg:y="7.608cm"><draw:text-box><text:p><text:span text:style-name="T2">To a list of </text:span></text:p><text:p><text:span text:style-name="T2">users</text:span></text:p></draw:text-box></draw:frame><draw:rect text:anchor-type="paragraph" draw:z-index="0" draw:style-name="gr1" draw:text-style-name="P2" svg:width="12.41cm" svg:height="8.256cm" svg:x="1.748cm" svg:y="4.115cm"><text:p/></draw:rect><draw:frame text:anchor-type="paragraph" draw:z-index="16" draw:style-name="gr5" draw:text-style-name="P6" svg:width="3.255cm" svg:height="1.43cm" svg:x="9.95cm" svg:y="5.147cm"><draw:text-box><text:p><text:span text:style-name="T2">To specific </text:span></text:p><text:p><text:span text:style-name="T2">user</text:span></text:p></draw:text-box></draw:frame><draw:line text:anchor-type="paragraph" draw:z-index="19" draw:style-name="gr4" draw:text-style-name="P5" svg:x1="12.252cm" svg:y1="5.623cm" svg:x2="14.713cm" svg:y2="7.131cm"><text:p/></draw:line><draw:line text:anchor-type="paragraph" draw:z-index="20" draw:style-name="gr4" draw:text-style-name="P5" svg:x1="12.305cm" svg:y1="8.084cm" svg:x2="14.58cm" svg:y2="4.935cm"><text:p/></draw:line><draw:line text:anchor-type="paragraph" draw:z-index="21" draw:style-name="gr4" draw:text-style-name="P5" svg:x1="12.305cm" svg:y1="8.084cm" svg:x2="14.58cm" svg:y2="7.502cm"><text:p/></draw:line><draw:line text:anchor-type="paragraph" draw:z-index="22" draw:style-name="gr4" draw:text-style-name="P5" svg:x1="12.305cm" svg:y1="8.084cm" svg:x2="14.811cm" svg:y2="9.989cm"><text:p/></draw:line>Franziska Drobnik, 742079</text:p>
      <text:p text:style-name="P1">Alexander Brückner, 7428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52:56.65</meta:creation-date>
    <dc:date>2017-04-06T00:13:02.910000000</dc:date>
    <meta:editing-duration>PT3M41S</meta:editing-duration>
    <meta:editing-cycles>2</meta:editing-cycles>
    <meta:generator>LibreOffice/5.2.6.2$Windows_x86 LibreOffice_project/a3100ed2409ebf1c212f5048fbe377c281438fdc</meta:generator>
    <meta:document-statistic meta:table-count="0" meta:image-count="4" meta:object-count="0" meta:page-count="1" meta:paragraph-count="2" meta:word-count="6" meta:character-count="51" meta:non-whitespace-character-count="47"/>
  </office:meta>
</office:document-meta>
</file>